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1" text:anchor-type="paragraph" svg:x="0.039cm" svg:y="0.042cm" svg:width="16.916cm" draw:z-index="0"><draw:text-box fo:min-height="6.324cm"><text:p text:style-name="Frame_20_contents"><draw:line text:anchor-type="paragraph" draw:z-index="1" draw:style-name="gr1" draw:text-style-name="P1" svg:x1="-0.152cm" svg:y1="6.17cm" svg:x2="16.762cm" svg:y2="-0.152cm"><text:p/></draw:line>1</text:p><text:p text:style-name="Frame_20_contents">2</text:p><text:p text:style-name="Frame_20_contents">3</text:p><text:p text:style-name="Frame_20_contents">4</text:p><text:p text:style-name="Frame_20_contents">5</text:p><text:p text:style-name="Frame_20_contents">6</text:p><text:p text:style-name="Frame_20_contents">7</text:p><text:p text:style-name="Frame_20_contents">8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ex明朝" fo:font-size="10.5pt" fo:language="en" fo:country="US" style:letter-kerning="true" style:font-name-asian="IPAex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exゴシック" fo:font-size="14pt" style:font-name-asian="IPAex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IPAex明朝" style:font-name-asian="IPAex明朝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IPAex明朝" fo:font-size="10.5pt" fo:font-style="italic" style:font-name-asian="IPAex明朝" style:font-size-asian="10.5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Aex明朝" style:font-name-asian="IPAex明朝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5T14:59:10.02</meta:creation-date>
    <meta:document-statistic meta:table-count="0" meta:image-count="0" meta:object-count="0" meta:page-count="1" meta:paragraph-count="8" meta:word-count="8" meta:character-count="8"/>
    <dc:date>2010-08-05T15:00:37.39</dc:date>
    <meta:editing-duration>PT00H01M28S</meta:editing-duration>
    <meta:editing-cycles>1</meta:editing-cycles>
    <meta:generator>OpenOffice.org/3.2$Win32 OpenOffice.org_project/320m18$Build-9502</meta:generator>
  </office:meta>
</office:document-meta>
</file>